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C6000000FEEB34150F28408D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ce style:name="Courier New1" svg:font-family="'Courier New'" style:font-family-generic="system" style:font-pitch="variable"/>
    <style:font-face style:name="F" svg:font-family=""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ucida Grande" svg:font-family="'Lucida Grande'" style:font-family-generic="roman" style:font-pitch="variable"/>
    <style:font-face style:name="Lucida Grande1" svg:font-family="'Lucida Grande'"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List_20_Paragraph" style:list-style-name="WWNum6">
      <style:paragraph-properties fo:margin-top="0.1945in" fo:margin-bottom="0.1945in" style:contextual-spacing="true" fo:text-align="justify" style:justify-single-word="false"/>
    </style:style>
    <style:style style:name="P3" style:family="paragraph" style:parent-style-name="List_20_Paragraph" style:list-style-name="WWNum6">
      <style:paragraph-properties fo:margin-top="0.1945in" fo:margin-bottom="0in" style:contextual-spacing="true" fo:text-align="justify" style:justify-single-word="false"/>
    </style:style>
    <style:style style:name="P4" style:family="paragraph" style:parent-style-name="List_20_Paragraph" style:list-style-name="WWNum6">
      <style:paragraph-properties fo:margin-top="0in" fo:margin-bottom="0.1945in" style:contextual-spacing="true" fo:text-align="justify" style:justify-single-word="false"/>
    </style:style>
    <style:style style:name="P5" style:family="paragraph" style:parent-style-name="List_20_Paragraph" style:list-style-name="WWNum6">
      <style:paragraph-properties fo:margin-top="0in" fo:margin-bottom="0in" style:contextual-spacing="true" fo:text-align="justify" style:justify-single-word="false"/>
    </style:style>
    <style:style style:name="P6" style:family="paragraph" style:parent-style-name="List_20_Paragraph" style:list-style-name="WWNum1">
      <style:paragraph-properties fo:margin-left="0.4925in" fo:margin-right="0in" fo:margin-top="0.1945in" fo:margin-bottom="0.1945in" style:contextual-spacing="true" fo:text-align="justify" style:justify-single-word="false" fo:text-indent="-0.2953in" style:auto-text-indent="false"/>
    </style:style>
    <style:style style:name="P7" style:family="paragraph" style:parent-style-name="List_20_Paragraph">
      <style:paragraph-properties fo:margin-top="0.1945in" fo:margin-bottom="0.1945in" style:contextual-spacing="true" fo:text-align="justify" style:justify-single-word="false"/>
    </style:style>
    <style:style style:name="P8" style:family="paragraph" style:parent-style-name="List_20_Paragraph">
      <style:text-properties fo:font-size="11pt" style:font-name-asian="Times New Roman" style:font-size-asian="11pt" style:rfc-language-tag-asian="es-ES-u-co-trad" style:language-asian="es" style:country-asian="ES" style:font-name-complex="Calibri1" style:font-size-complex="11pt"/>
    </style:style>
    <style:style style:name="P9" style:family="paragraph" style:parent-style-name="List_20_Paragraph">
      <style:paragraph-properties fo:margin-top="0.1945in" fo:margin-bottom="0.1945in" style:contextual-spacing="true" fo:text-align="justify" style:justify-single-word="false"/>
      <style:text-properties fo:font-size="11pt" style:font-name-asian="Times New Roman" style:font-size-asian="11pt" style:rfc-language-tag-asian="es-ES-u-co-trad" style:language-asian="es" style:country-asian="ES" style:font-name-complex="Calibri1" style:font-size-complex="11pt"/>
    </style:style>
    <style:style style:name="P10" style:family="paragraph" style:parent-style-name="Preformatted_20_Text">
      <style:paragraph-properties fo:margin-top="0in" fo:margin-bottom="0.1965in" style:contextual-spacing="false"/>
    </style:style>
    <style:style style:name="P11" style:family="paragraph" style:parent-style-name="Preformatted_20_Text">
      <style:paragraph-properties fo:margin-left="0.5in" fo:margin-right="0in" fo:text-align="justify" style:justify-single-word="false" fo:text-indent="0in" style:auto-text-indent="false"/>
      <style:text-properties officeooo:paragraph-rsid="0004c80a"/>
    </style:style>
    <style:style style:name="P12" style:family="paragraph" style:parent-style-name="Preformatted_20_Text">
      <style:paragraph-properties fo:margin-left="0.5in" fo:margin-right="0in" fo:text-indent="0in" style:auto-text-indent="false"/>
      <style:text-properties fo:font-size="11pt" officeooo:rsid="00062a61" officeooo:paragraph-rsid="00062a61" style:font-size-asian="11pt" style:rfc-language-tag-asian="es-ES-u-co-trad" style:language-asian="es" style:country-asian="ES" style:font-size-complex="11pt"/>
    </style:style>
    <style:style style:name="P13" style:family="paragraph" style:parent-style-name="Preformatted_20_Text">
      <style:paragraph-properties fo:margin-left="0.5in" fo:margin-right="0in" fo:text-indent="0in" style:auto-text-indent="false"/>
      <style:text-properties fo:font-size="11pt" officeooo:rsid="00073008" officeooo:paragraph-rsid="00073008" style:font-size-asian="11pt" style:rfc-language-tag-asian="es-ES-u-co-trad" style:language-asian="es" style:country-asian="ES" style:font-size-complex="11pt"/>
    </style:style>
    <style:style style:name="P14" style:family="paragraph" style:parent-style-name="Standard">
      <style:paragraph-properties fo:margin-top="0in" fo:margin-bottom="0.1945in" style:contextual-spacing="false" fo:text-align="center" style:justify-single-word="false"/>
    </style:style>
    <style:style style:name="P15" style:family="paragraph" style:parent-style-name="Standard">
      <style:paragraph-properties fo:margin-top="0.1945in" fo:margin-bottom="0.1945in" style:contextual-spacing="false" fo:text-align="justify" style:justify-single-word="false"/>
    </style:style>
    <style:style style:name="P16" style:family="paragraph" style:parent-style-name="Standard">
      <style:paragraph-properties fo:margin-left="0.25in" fo:margin-right="0in" fo:margin-top="0.1945in" fo:margin-bottom="0.1945in" style:contextual-spacing="false" fo:text-align="justify" style:justify-single-word="false" fo:text-indent="0in" style:auto-text-indent="false"/>
    </style:style>
    <style:style style:name="P17" style:family="paragraph" style:parent-style-name="Standard" style:list-style-name="WWNum1">
      <style:paragraph-properties fo:margin-top="0.1945in" fo:margin-bottom="0in" style:contextual-spacing="false" fo:text-align="justify" style:justify-single-word="false"/>
    </style:style>
    <style:style style:name="P18" style:family="paragraph" style:parent-style-name="Standard" style:list-style-name="WWNum1">
      <style:paragraph-properties fo:margin-top="0in" fo:margin-bottom="0.1945in" style:contextual-spacing="false" fo:text-align="justify" style:justify-single-word="false"/>
    </style:style>
    <style:style style:name="P19" style:family="paragraph" style:parent-style-name="Standard" style:list-style-name="WWNum1">
      <style:paragraph-properties fo:margin-top="0in" fo:margin-bottom="0in" style:contextual-spacing="false" fo:text-align="justify" style:justify-single-word="false"/>
    </style:style>
    <style:style style:name="P20" style:family="paragraph" style:parent-style-name="Standard" style:list-style-name="WWNum2">
      <style:paragraph-properties fo:margin-top="0.1945in" fo:margin-bottom="0.1945in" style:contextual-spacing="false" fo:text-align="justify" style:justify-single-word="false"/>
    </style:style>
    <style:style style:name="P21" style:family="paragraph" style:parent-style-name="Standard">
      <style:paragraph-properties fo:margin-left="0.5in" fo:margin-right="0in" fo:text-align="justify" style:justify-single-word="false" fo:text-indent="0in" style:auto-text-indent="false"/>
    </style:style>
    <style:style style:name="P22" style:family="paragraph" style:parent-style-name="Standard">
      <style:paragraph-properties fo:margin-top="0.1945in" fo:margin-bottom="0.1945in" style:contextual-spacing="false" fo:text-align="justify" style:justify-single-word="false">
        <style:tab-stops>
          <style:tab-stop style:position="0in"/>
        </style:tab-stops>
      </style:paragraph-properties>
    </style:style>
    <style:style style:name="P23" style:family="paragraph" style:parent-style-name="Standard">
      <style:paragraph-properties fo:text-align="justify" style:justify-single-word="false"/>
    </style:style>
    <style:style style:name="P24" style:family="paragraph" style:parent-style-name="Standard">
      <style:paragraph-properties fo:margin-left="0in" fo:margin-right="0in" fo:text-align="justify" style:justify-single-word="false" fo:text-indent="0in" style:auto-text-indent="false"/>
    </style:style>
    <style:style style:name="P25" style:family="paragraph" style:parent-style-name="Standard">
      <style:paragraph-properties fo:margin-left="0.5in" fo:margin-right="0in" fo:text-align="justify" style:justify-single-word="false" fo:text-indent="0in" style:auto-text-indent="false"/>
      <style:text-properties officeooo:paragraph-rsid="00073008"/>
    </style:style>
    <style:style style:name="P26" style:family="paragraph" style:parent-style-name="Standard">
      <style:paragraph-properties fo:margin-left="0.5in" fo:margin-right="0in" fo:text-align="justify" style:justify-single-word="false" fo:text-indent="0in" style:auto-text-indent="false"/>
      <style:text-properties officeooo:paragraph-rsid="00078226"/>
    </style:style>
    <style:style style:name="P27" style:family="paragraph" style:parent-style-name="Standard">
      <style:paragraph-properties fo:margin-left="0.5in" fo:margin-right="0in" fo:text-indent="0in" style:auto-text-indent="false"/>
    </style:style>
    <style:style style:name="P28" style:family="paragraph" style:parent-style-name="Standard">
      <style:paragraph-properties fo:margin-left="0.5in" fo:margin-right="0in" fo:text-indent="0in" style:auto-text-indent="false"/>
      <style:text-properties fo:font-size="11pt" style:font-size-asian="11pt" style:rfc-language-tag-asian="es-ES-u-co-trad" style:language-asian="es" style:country-asian="ES" style:font-size-complex="11pt"/>
    </style:style>
    <style:style style:name="P29" style:family="paragraph" style:parent-style-name="Standard">
      <style:paragraph-properties fo:margin-left="0.5in" fo:margin-right="0in" fo:text-indent="0in" style:auto-text-indent="false"/>
      <style:text-properties fo:font-size="11pt" officeooo:rsid="00062a61" officeooo:paragraph-rsid="00062a61" style:font-size-asian="11pt" style:rfc-language-tag-asian="es-ES-u-co-trad" style:language-asian="es" style:country-asian="ES" style:font-size-complex="11pt"/>
    </style:style>
    <style:style style:name="P30" style:family="paragraph" style:parent-style-name="Standard">
      <style:paragraph-properties fo:margin-left="0.5in" fo:margin-right="0in" fo:text-indent="0in" style:auto-text-indent="false"/>
      <style:text-properties fo:font-size="11pt" officeooo:rsid="00073008" officeooo:paragraph-rsid="00073008" style:font-size-asian="11pt" style:rfc-language-tag-asian="es-ES-u-co-trad" style:language-asian="es" style:country-asian="ES" style:font-size-complex="11pt"/>
    </style:style>
    <style:style style:name="P31" style:family="paragraph" style:parent-style-name="Standard">
      <style:text-properties fo:font-size="11pt" style:font-size-asian="11pt" style:font-name-complex="Calibri1" style:font-size-complex="11pt"/>
    </style:style>
    <style:style style:name="P32" style:family="paragraph" style:parent-style-name="Standard">
      <style:paragraph-properties fo:margin-left="0.5in" fo:margin-right="0in" fo:text-align="justify" style:justify-single-word="false" fo:text-indent="0in" style:auto-text-indent="false"/>
      <style:text-properties fo:font-size="11pt" style:font-name-asian="Times New Roman" style:font-size-asian="11pt" style:rfc-language-tag-asian="es-ES-u-co-trad" style:language-asian="es" style:country-asian="ES" style:font-name-complex="Calibri1" style:font-size-complex="11pt"/>
    </style:style>
    <style:style style:name="P33" style:family="paragraph" style:parent-style-name="Standard">
      <style:paragraph-properties fo:margin-top="0.1945in" fo:margin-bottom="0.1945in" style:contextual-spacing="false" fo:text-align="justify" style:justify-single-word="false"/>
      <style:text-properties fo:font-size="11pt" style:font-name-asian="Times New Roman" style:font-size-asian="11pt" style:rfc-language-tag-asian="es-ES-u-co-trad" style:language-asian="es" style:country-asian="ES" style:font-name-complex="Calibri1" style:font-size-complex="11pt"/>
    </style:style>
    <style:style style:name="P34" style:family="paragraph" style:parent-style-name="Standard">
      <style:paragraph-properties fo:margin-top="0in" fo:margin-bottom="0.1945in" style:contextual-spacing="false" fo:text-align="justify" style:justify-single-word="false"/>
      <style:text-properties fo:font-size="11pt" style:font-name-asian="Times New Roman" style:font-size-asian="11pt" style:rfc-language-tag-asian="es-ES-u-co-trad" style:language-asian="es" style:country-asian="ES" style:font-name-complex="Calibri1" style:font-size-complex="11pt"/>
    </style:style>
    <style:style style:name="P35" style:family="paragraph" style:parent-style-name="Standard">
      <style:paragraph-properties fo:margin-left="0.5in" fo:margin-right="0in" fo:text-align="justify" style:justify-single-word="false" fo:text-indent="0in" style:auto-text-indent="false"/>
      <style:text-properties fo:font-size="11pt" officeooo:rsid="00073008" officeooo:paragraph-rsid="00073008" style:font-name-asian="Times New Roman" style:font-size-asian="11pt" style:rfc-language-tag-asian="es-ES-u-co-trad" style:language-asian="es" style:country-asian="ES" style:font-name-complex="Calibri1" style:font-size-complex="11pt"/>
    </style:style>
    <style:style style:name="P36" style:family="paragraph" style:parent-style-name="Standard">
      <style:paragraph-properties fo:text-align="justify" style:justify-single-word="false"/>
      <style:text-properties fo:font-size="8pt" style:font-name-asian="Times New Roman" style:font-size-asian="8pt" style:rfc-language-tag-asian="es-ES-u-co-trad" style:language-asian="es" style:country-asian="ES" style:font-name-complex="Calibri1" style:font-size-complex="8pt"/>
    </style:style>
    <style:style style:name="P37" style:family="paragraph" style:parent-style-name="Standard">
      <style:text-properties fo:font-weight="bold" style:font-name-asian="Times New Roman" style:rfc-language-tag-asian="es-ES-u-co-trad" style:language-asian="es" style:country-asian="ES" style:font-weight-asian="bold" style:font-name-complex="Calibri1" style:font-weight-complex="bold"/>
    </style:style>
    <style:style style:name="P38" style:family="paragraph" style:parent-style-name="Standard">
      <style:paragraph-properties fo:margin-left="0.5in" fo:margin-right="0in" fo:text-align="justify" style:justify-single-word="false" fo:text-indent="0in" style:auto-text-indent="false"/>
      <style:text-properties officeooo:rsid="0004c80a" officeooo:paragraph-rsid="0004c80a"/>
    </style:style>
    <style:style style:name="P39" style:family="paragraph">
      <loext:graphic-properties draw:fill="none"/>
      <style:paragraph-properties fo:text-align="start"/>
      <style:text-properties fo:font-size="18pt"/>
    </style:style>
    <style:style style:name="P40" style:family="paragraph">
      <style:paragraph-properties fo:margin-top="0in" fo:margin-bottom="0in" fo:line-height="100%" fo:text-align="start"/>
      <style:text-properties fo:font-size="12pt"/>
    </style:style>
    <style:style style:name="P41" style:family="paragraph">
      <loext:graphic-properties draw:fill="none"/>
      <style:paragraph-properties fo:margin-top="0in" fo:margin-bottom="0in" fo:line-height="100%" fo:text-align="start"/>
      <style:text-properties fo:font-size="12pt"/>
    </style:style>
    <style:style style:name="P42" style:family="paragraph">
      <loext:graphic-properties draw:fill="none"/>
      <style:paragraph-properties fo:text-align="start"/>
    </style:style>
    <style:style style:name="P43" style:family="paragraph">
      <loext:graphic-properties draw:fill="solid" draw:fill-color="#4472c4"/>
      <style:paragraph-properties fo:text-align="start"/>
      <style:text-properties fo:font-size="18pt"/>
    </style:style>
    <style:style style:name="T1" style:family="text">
      <style:text-properties fo:font-size="11pt" fo:font-weight="bold" style:font-name-asian="Times New Roman" style:font-size-asian="11pt" style:rfc-language-tag-asian="es-ES-u-co-trad" style:language-asian="es" style:country-asian="ES" style:font-weight-asian="bold" style:font-name-complex="Calibri1" style:font-size-complex="11pt" style:font-weight-complex="bold"/>
    </style:style>
    <style:style style:name="T2" style:family="text">
      <style:text-properties fo:font-size="11pt" fo:font-weight="bold" style:font-name-asian="Times New Roman" style:font-size-asian="11pt" style:rfc-language-tag-asian="es-ES-u-co-trad" style:language-asian="es" style:country-asian="ES" style:font-weight-asian="bold" style:font-name-complex="Calibri1" style:font-size-complex="11pt"/>
    </style:style>
    <style:style style:name="T3" style:family="text">
      <style:text-properties fo:font-size="11pt" style:font-name-asian="Times New Roman" style:font-size-asian="11pt" style:rfc-language-tag-asian="es-ES-u-co-trad" style:language-asian="es" style:country-asian="ES" style:font-name-complex="Calibri1" style:font-size-complex="11pt"/>
    </style:style>
    <style:style style:name="T4" style:family="text">
      <style:text-properties fo:font-size="11pt" style:font-name-asian="Times New Roman" style:font-size-asian="11pt" style:rfc-language-tag-asian="es-ES-u-co-trad" style:language-asian="es" style:country-asian="ES" style:font-name-complex="Calibri1" style:font-size-complex="11pt" fo:background-color="#ffff00"/>
    </style:style>
    <style:style style:name="T5" style:family="text">
      <style:text-properties fo:font-size="11pt" style:font-name-asian="Times New Roman" style:font-size-asian="11pt" style:rfc-language-tag-asian="es-ES-u-co-trad" style:language-asian="es" style:country-asian="ES" style:font-name-complex="Calibri1" style:font-size-complex="11pt" style:font-weight-complex="bold"/>
    </style:style>
    <style:style style:name="T6" style:family="text">
      <style:text-properties fo:font-size="11pt" officeooo:rsid="0004c80a" style:font-name-asian="Times New Roman" style:font-size-asian="11pt" style:rfc-language-tag-asian="es-ES-u-co-trad" style:language-asian="es" style:country-asian="ES" style:font-name-complex="Calibri1" style:font-size-complex="11pt"/>
    </style:style>
    <style:style style:name="T7" style:family="text">
      <style:text-properties fo:font-size="11pt" officeooo:rsid="00078226" style:font-name-asian="Times New Roman" style:font-size-asian="11pt" style:rfc-language-tag-asian="es-ES-u-co-trad" style:language-asian="es" style:country-asian="ES" style:font-name-complex="Calibri1" style:font-size-complex="11pt"/>
    </style:style>
    <style:style style:name="T8" style:family="text">
      <style:text-properties fo:font-size="11pt" officeooo:rsid="00087b31" style:font-name-asian="Times New Roman" style:font-size-asian="11pt" style:rfc-language-tag-asian="es-ES-u-co-trad" style:language-asian="es" style:country-asian="ES" style:font-name-complex="Calibri1" style:font-size-complex="11pt"/>
    </style:style>
    <style:style style:name="T9" style:family="text">
      <style:text-properties fo:font-size="11pt" style:font-size-asian="11pt" style:rfc-language-tag-asian="es-ES-u-co-trad" style:language-asian="es" style:country-asian="ES" style:font-size-complex="11pt"/>
    </style:style>
    <style:style style:name="T10" style:family="text">
      <style:text-properties fo:font-size="11pt" style:text-underline-style="solid" style:text-underline-width="auto" style:text-underline-color="font-color" style:font-name-asian="Times New Roman" style:font-size-asian="11pt" style:rfc-language-tag-asian="es-ES-u-co-trad" style:language-asian="es" style:country-asian="ES" style:font-name-complex="Calibri1" style:font-size-complex="11pt"/>
    </style:style>
    <style:style style:name="T11" style:family="text">
      <style:text-properties fo:font-size="11pt" fo:font-style="italic" style:font-name-asian="Times New Roman" style:font-size-asian="11pt" style:rfc-language-tag-asian="es-ES-u-co-trad" style:language-asian="es" style:country-asian="ES" style:font-style-asian="italic" style:font-name-complex="Calibri1" style:font-size-complex="11pt" style:font-style-complex="italic"/>
    </style:style>
    <style:style style:name="T12" style:family="text">
      <style:text-properties fo:font-size="11pt" fo:font-style="italic" fo:font-weight="bold" style:font-name-asian="Times New Roman" style:font-size-asian="11pt" style:rfc-language-tag-asian="es-ES-u-co-trad" style:language-asian="es" style:country-asian="ES" style:font-style-asian="italic" style:font-weight-asian="bold" style:font-name-complex="Calibri1" style:font-size-complex="11pt" style:font-style-complex="italic"/>
    </style:style>
    <style:style style:name="T13" style:family="text">
      <style:text-properties fo:font-size="8pt" style:font-name-asian="Times New Roman" style:font-size-asian="8pt" style:rfc-language-tag-asian="es-ES-u-co-trad" style:language-asian="es" style:country-asian="ES" style:font-name-complex="Calibri1" style:font-size-complex="8pt"/>
    </style:style>
    <style:style style:name="T14" style:family="text">
      <style:text-properties fo:color="#000000" loext:opacity="100%" fo:font-size="10pt" style:letter-kerning="true" style:font-size-asian="10pt" style:font-size-complex="10pt"/>
    </style:style>
    <style:style style:name="T15" style:family="text">
      <style:text-properties fo:color="#000000" loext:opacity="100%" fo:font-size="10pt" style:letter-kerning="true" style:font-size-asian="10pt" style:font-size-complex="10pt" fo:background-color="#ffff00"/>
    </style:style>
    <style:style style:name="T16" style:family="text">
      <style:text-properties fo:color="#000000" loext:opacity="100%" fo:font-size="18pt" style:letter-kerning="true" style:font-size-asian="18pt" style:font-size-complex="18pt"/>
    </style:style>
    <style:style style:name="T17" style:family="text">
      <style:text-properties style:font-name-asian="Times New Roman" style:rfc-language-tag-asian="es-ES-u-co-trad" style:language-asian="es" style:country-asian="ES" style:font-name-complex="Calibri1"/>
    </style:style>
    <style:style style:name="T18" style:family="text">
      <style:text-properties fo:font-weight="bold" style:font-name-asian="Times New Roman" style:rfc-language-tag-asian="es-ES-u-co-trad" style:language-asian="es" style:country-asian="ES" style:font-weight-asian="bold" style:font-name-complex="Calibri1" style:font-weight-complex="bold"/>
    </style:style>
    <style:style style:name="T19" style:family="text">
      <style:text-properties officeooo:rsid="0004c80a"/>
    </style:style>
    <style:style style:name="T20" style:family="text">
      <style:text-properties officeooo:rsid="00073008"/>
    </style:style>
    <style:style style:name="T21" style:family="text">
      <style:text-properties officeooo:rsid="00078226"/>
    </style:style>
    <style:style style:name="T22" style:family="text"/>
    <style:style style:name="T23" style:family="text">
      <style:text-properties fo:font-variant="normal" fo:text-transform="none" fo:color="#000000" loext:opacity="100%" style:text-line-through-style="none" style:text-line-through-type="none" style:text-position="0% 100%"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none" svg:stroke-width="0in" draw:fill="none" draw:textarea-vertical-align="top" draw:auto-grow-height="true" fo:min-height="0in" fo:min-width="0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in" draw:fill="none" draw:textarea-vertical-align="top" draw:auto-grow-height="true" fo:min-height="0in" fo:min-width="0in" fo:padding-top="0.05in" fo:padding-bottom="0.05in" fo:padding-left="0.1in" fo:padding-right="0.1in" fo:wrap-option="no-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fo:margin-left="0in" fo:margin-right="0.0217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in" draw:fill="none" draw:textarea-vertical-align="top" draw:auto-grow-height="true" draw:fit-to-size="false" style:shrink-to-fit="false" fo:min-height="0in" fo:min-width="0in" fo:padding-top="0.0492in" fo:padding-bottom="0.0492in" fo:padding-left="0.0984in" fo:padding-right="0.0984in" fo:wrap-option="no-wrap" style:run-through="foreground"/>
      <style:paragraph-properties style:writing-mode="lr-tb"/>
    </style:style>
    <style:style style:name="gr5" style:family="graphic">
      <style:graphic-properties style:run-through="foreground"/>
    </style:style>
    <style:style style:name="gr6" style:family="graphic">
      <style:graphic-properties draw:stroke="solid" svg:stroke-width="0.0311in" svg:stroke-color="#000000" draw:stroke-linejoin="miter" svg:stroke-linecap="butt" draw:fill="none" draw:textarea-horizontal-align="center" draw:textarea-vertical-align="top" draw:auto-grow-height="false" draw:fit-to-size="false" style:shrink-to-fit="false" fo:padding-top="0.0492in" fo:padding-bottom="0.0492in" fo:padding-left="0.0984in" fo:padding-right="0.0984in" fo:wrap-option="wrap" style:run-through="foreground"/>
    </style:style>
    <style:style style:name="gr7" style:family="graphic">
      <style:graphic-properties draw:stroke="solid" svg:stroke-width="0.0311in" svg:stroke-color="#000000" draw:marker-end="msArrowEnd_20_5" draw:marker-end-width="0.0929in" draw:marker-end-center="false" draw:stroke-linejoin="miter" svg:stroke-linecap="butt" draw:fill="none" draw:textarea-vertical-align="top" draw:auto-grow-height="false" draw:fit-to-size="false" style:shrink-to-fit="false" fo:min-height="0in" fo:min-width="0in" fo:padding-top="0.0492in" fo:padding-bottom="0.0492in" fo:padding-left="0.0984in" fo:padding-right="0.0984in" fo:wrap-option="wrap" style:run-through="foreground"/>
    </style:style>
    <style:style style:name="gr8" style:family="graphic">
      <style:graphic-properties draw:stroke="solid" svg:stroke-width="0.0138in" svg:stroke-color="#325490" draw:stroke-linejoin="miter" svg:stroke-linecap="butt" draw:fill="solid" draw:fill-color="#4472c4" draw:textarea-vertical-align="top" draw:auto-grow-height="false" fo:min-height="0.1736in" fo:min-width="0.6346in" fo:padding-top="0.0492in" fo:padding-bottom="0.0492in" fo:padding-left="0.0984in" fo:padding-right="0.0984in" fo:wrap-option="wrap" fo:margin-left="0in" fo:margin-right="0.0256in" fo:margin-top="0.0071in" fo:margin-bottom="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0311in" svg:stroke-color="#000000" draw:stroke-linejoin="miter" svg:stroke-linecap="butt"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1">Guía para laboratorio 6: <text:s/>Análisis de secuencias génicas en genbank</text:span></text:p>
      <text:p text:style-name="P15"><text:span text:style-name="T3">Para esta práctica debes haber realizado el prelaboratorio y visualizado los tutoriales. Entonces te resultará más fácil trabajar con tu compañero de laboratorio.</text:span></text:p>
      <text:p text:style-name="P15"><text:span text:style-name="T3">Debes descargar también la plantilla word que contiene la secuencia de trabajo, ya que sobre ella deberán resaltar con sus propios colores, letra cursiva, letra en negrilla, o letra subrayada los elementos solicitados en el presente cuestionario, conforme a sus coordenadas identificadas en la secuencia de trabajo en genbank. Esto debe hacerse en forma muy precisa…No olvides entonces al realizar el ejercicio, incluir una leyenda indicando a qué corresponde cada color o tipo de resaltado empleado.</text:span></text:p>
      <text:p text:style-name="P15"><text:span text:style-name="T3">PROCEDIMIENTO: </text:span></text:p>
      <text:list xml:id="list973372274" text:style-name="WWNum1">
        <text:list-item>
          <text:p text:style-name="P17"><text:span text:style-name="T3">Ingresen a la página principal del NCBI y desde ahí a la base de datos </text:span><text:span text:style-name="T2">Nucleotide.</text:span></text:p>
        </text:list-item>
        <text:list-item>
          <text:p text:style-name="P19"><text:span text:style-name="T3">Asegúrense que a la izquierda del cuadro de búsqueda figure la base de datos “nucleotide”para que en el cuadro de búsqueda por términos, escriban el siguiente número de acceso: </text:span><text:span text:style-name="T2">AF222792</text:span><text:span text:style-name="T3">.</text:span></text:p>
        </text:list-item>
        <text:list-item>
          <text:p text:style-name="P18"><text:span text:style-name="T3">Serán direccionados al registro de la secuencia que analizaremos en esta práctica. Tomense el tiempo para recorrerla e identificar las diferentes secciones que vimos en los tutoriales del prelaboratorio (encabezado, información general asociada, detalles de elementos identificados con sus coordenadas, y al final secuencia completa organizada por bloques de 10 nucleótidos).</text:span></text:p>
        </text:list-item>
      </text:list>
      <text:list xml:id="list596921040" text:style-name="WWNum2">
        <text:list-item>
          <text:p text:style-name="P20"><text:span text:style-name="T3">Abran el archivo con la plantilla word, la cual será también un documento de trabajo.</text:span></text:p>
        </text:list-item>
      </text:list>
      <text:p text:style-name="P16"><text:span text:style-name="T3">Ya tienen todo lo necesario para hacer la práctica, recuerda que pueden volver a mirar los videos tutoriales en el prelaboratorio, si necesitan recordar algo puntualmente.</text:span></text:p>
      <text:p text:style-name="P16"><text:span text:style-name="T1">Cuestionario:</text:span></text:p>
      <text:p text:style-name="P21"><text:span text:style-name="T3">1. ¿Cuál es el nombre del organismo al que pertenece esta secuencia registrada?</text:span></text:p>
      <text:p text:style-name="P24"><text:tab/><text:a xlink:type="simple" xlink:href="https://www.ncbi.nlm.nih.gov/Taxonomy/Browser/wwwtax.cgi?id=68019" text:style-name="Internet_20_link" text:visited-style-name="Visited_20_Internet_20_Link">Streptomyces sp.</text:a></text:p>
      <text:p text:style-name="P21"><text:span text:style-name="T3">2. ¿Qué tipo de organismo es (procariota/eucariota?</text:span></text:p>
      <text:p text:style-name="P38"><text:span text:style-name="T3">Procariota</text:span></text:p>
      <text:p text:style-name="P21"><text:span text:style-name="T3">3.Cuéntanos más a cerca de su Taxonomía:</text:span></text:p>
      <text:p text:style-name="P11"><text:span text:style-name="T6">Reino: </text:span><text:span text:style-name="T3">Bacteria;</text:span></text:p>
      <text:p text:style-name="P11"><text:span text:style-name="T6">Filo: </text:span><text:span text:style-name="T3"><text:s/>Actinobacteria; </text:span></text:p>
      <text:p text:style-name="P11"><text:span text:style-name="T6">Orden: </text:span><text:span text:style-name="T3">Streptomycetales; </text:span></text:p>
      <text:p text:style-name="P11"><text:span text:style-name="T6">Familia: </text:span><text:span text:style-name="T3">Streptomycetaceae;</text:span></text:p>
      <text:p text:style-name="P10"><text:s text:c="6"/><text:span text:style-name="T19">Género:</text:span> <text:s text:c="2"/>Streptomyces.</text:p>
      <text:p text:style-name="P21"><text:span text:style-name="T3"/></text:p>
      <text:p text:style-name="P27"><text:span text:style-name="T3">4.</text:span><text:span text:style-name="T9"> ¿A qué tipo de molécula correspnde esta accesión? Y cuál es su tamaño?</text:span></text:p>
      <text:p text:style-name="P29">Un plasmido de 5921pb</text:p>
      <text:p text:style-name="P27"><text:span text:style-name="T9">5. ¿Cuándo fue sometida y cuál fue la fecha de su última actualización?</text:span></text:p>
      <text:p text:style-name="P12">26-JUL-2016</text:p>
      <text:p text:style-name="P29"/>
      <text:p text:style-name="P27"><text:span text:style-name="T9">6. ¿Cuántos artículos científicos publicados y disponibles en Pubmed tiene asociados este registro? <text:s/></text:span></text:p>
      <text:p text:style-name="P13">1</text:p>
      <text:p text:style-name="P28"><text:soft-page-break/></text:p>
      <text:p text:style-name="P27"><text:span text:style-name="T9">7. ¿Según el/los título(s) o abtract(s) de los artículos asociados, resalte un resultado relevante asociado con esta secuencia y la función global asociada.</text:span></text:p>
      <text:p text:style-name="P30">Resistencia al mercurio</text:p>
      <text:p text:style-name="P28"/>
      <text:p text:style-name="P21"><text:span text:style-name="T3">8. ¿Cuántas secuencias codificantes (CDS) están contenidas en la totalidad de la secuencia?</text:span></text:p>
      <text:p text:style-name="P35">7</text:p>
      <text:p text:style-name="P21"><text:span text:style-name="T3">9. ¿Cuáles son los nombres asociados a cada secuencia codificante o proteína? (generalmente es un nombre de 3 a 5 letras, por ejemplo “DsxB”) ¿qué tipo de proteína codifican? (se recomienda enumerar los nombres y asociar a cada nombre la función probable de la proteína, por ej. <text:s text:c="4"/>DsxB: proteína flajelar putativa ).</text:span></text:p>
      <text:p text:style-name="P32"><text:tab/><text:tab/><text:span text:style-name="T20">NOMBRE <text:s text:c="6"/>| <text:s text:c="2"/><text:tab/>FUNCION</text:span></text:p>
      <text:p text:style-name="P32"><text:tab/>-----------------------------------------------------------------</text:p>
      <text:p text:style-name="P25"><text:span text:style-name="T3"><text:tab/><text:tab/></text:span>"orfIV" <text:s text:c="8"/><text:span text:style-name="T20">|</text:span> <text:s/>"putative mercury transporter"<text:tab/><text:span text:style-name="T21">3-5</text:span></text:p>
      <text:p text:style-name="P26"><text:tab/><text:tab/>"MerP" <text:s text:c="7"/><text:span text:style-name="T20">| <text:s text:c="2"/></text:span>"extracellular Hg binding protein" <text:s text:c="2"/><text:span text:style-name="T21">3-5</text:span></text:p>
      <text:p text:style-name="P26"><text:tab/><text:tab/>"MerT" <text:s text:c="7"/><text:span text:style-name="T20">| <text:s text:c="2"/></text:span>"Hg transport" <text:s text:c="4"/><text:span text:style-name="T21">3-5</text:span></text:p>
      <text:p text:style-name="P26"><text:tab/><text:tab/>"MerR" <text:s text:c="7"/><text:span text:style-name="T20">| <text:s text:c="3"/></text:span>"regulator" <text:s text:c="2"/><text:span text:style-name="T21">3-5</text:span></text:p>
      <text:p text:style-name="P25"><text:tab/><text:tab/>"MerA" <text:s text:c="7"/><text:span text:style-name="T20">| <text:s text:c="2"/>“</text:span>mercuric reductase" <text:s/><text:span text:style-name="T21">5-3</text:span></text:p>
      <text:p text:style-name="P25"><text:tab/><text:tab/>"OrfX" <text:s text:c="9"/><text:span text:style-name="T20">| <text:s text:c="3"/></text:span>"putative regulator" <text:s text:c="2"/><text:span text:style-name="T21">5-3</text:span></text:p>
      <text:p text:style-name="P25"><text:tab/><text:tab/>"MerB" <text:s text:c="7"/><text:span text:style-name="T20">| <text:s/></text:span>"organomercuric lyase" <text:s/><text:span text:style-name="T21">5-3 </text:span></text:p>
      <text:p text:style-name="P21"><text:span text:style-name="T3">10. La secuencia que figura en cualquier base de datos corresponde a una de las dos cadenas de ADN y por norma su polaridad es de 5’ a 3’ siempre. Dependiendo de la orientación del gen codificado, esta cadena o secuencia, visible al final del registro, <text:s/>corresponderá a la </text:span><text:span text:style-name="T1">cadena codificante</text:span><text:span text:style-name="T3"> si la dirección de transcripción / traducción del gen va hacia la (derecha/ izquierda)_____</text:span><text:span text:style-name="T7">CODIFICANTE</text:span><text:span text:style-name="T3">___ o a la </text:span><text:span text:style-name="T1">cadena molde</text:span><text:span text:style-name="T3"> si la dirección del gen va hacia la (derecha/ izquierda)____</text:span><text:span text:style-name="T7">MOLDE</text:span><text:span text:style-name="T3">______. </text:span></text:p>
      <text:p text:style-name="P32"/>
      <text:p text:style-name="P21"><text:span text:style-name="T3">11. Para cada secuencia codificante identificada en la pregunta 9, identifica ahora su respectiva orientación o sentido de lectura (derecha o izquierda). Recuerde que puede haber genes que, estando codificados en la cadena complementaria a la que se visualiza, tienen entonces una dirección o sentido de transcripción y traducción opuesta. Escribe junto al nombre de ORF o CDS su orientación o sentido de lectura (Derecha o izquierda)</text:span></text:p>
      <text:p text:style-name="P21"/>
      <text:p text:style-name="P21"><text:tab/><text:tab/><text:span text:style-name="T21">NOMBRE <text:s text:c="4"/>| Dirección</text:span></text:p>
      <text:p text:style-name="P26"><text:span text:style-name="T3"><text:tab/><text:tab/></text:span>"orfIV" <text:s text:c="8"/><text:span text:style-name="T20">|</text:span> <text:s/><text:span text:style-name="T21">3-5</text:span></text:p>
      <text:p text:style-name="P26"><text:tab/><text:tab/>"MerP" <text:s text:c="7"/><text:span text:style-name="T20">| <text:s/></text:span><text:span text:style-name="T21">3-5</text:span></text:p>
      <text:p text:style-name="P26"><text:tab/><text:tab/>"MerT" <text:s text:c="7"/><text:span text:style-name="T20">| </text:span><text:s/><text:span text:style-name="T21">3-5</text:span></text:p>
      <text:p text:style-name="P26"><text:tab/><text:tab/>"MerR" <text:s text:c="7"/><text:span text:style-name="T20">| <text:s/></text:span><text:span text:style-name="T21">3-5</text:span></text:p>
      <text:p text:style-name="P26"><text:tab/><text:tab/>"MerA" <text:s text:c="7"/><text:span text:style-name="T20">| <text:s/></text:span><text:span text:style-name="T21">5-3</text:span></text:p>
      <text:p text:style-name="P26"><text:tab/><text:tab/>"OrfX" <text:s text:c="9"/><text:span text:style-name="T20">| <text:s/></text:span><text:span text:style-name="T21">5-3</text:span></text:p>
      <text:p text:style-name="P26"><text:tab/><text:tab/>"MerB" <text:s text:c="7"/><text:span text:style-name="T20">| <text:s/></text:span><text:span text:style-name="T21">5-3 </text:span></text:p>
      <text:p text:style-name="P22"><text:span text:style-name="T3">A continuación trabajaremos sobre la plantilla word:</text:span></text:p>
      <text:p text:style-name="P22"><text:span text:style-name="T3">Elije colores distintos para señalar, sobre la secuencia contenida en la plantilla Word, cada uno de los elementos solicitados a continuación. Para esto necesitarás ubicar las coordenadas respectivas y por </text:span><text:soft-page-break/><text:span text:style-name="T3">supuesto ir armando una leyenda que te permita ubicarte y entender lo que vas resaltando: ten en cuenta que varias secuencias se pueden traslapar, entonces trata de encontrar una forma de mostrar esos sobrelapamientos de manera que se puedan entender.</text:span></text:p>
      <text:list xml:id="list3228931356" text:style-name="WWNum6">
        <text:list-item>
          <text:p text:style-name="P3"><text:span text:style-name="T3">Resalta en primer lugar, cada una de las secuencias codificantes (CDS) empleando resaltadores de colores diferentes. </text:span></text:p>
        </text:list-item>
        <text:list-item>
          <text:p text:style-name="P5"><text:span text:style-name="T3">Después de resaltar todas las secuencias codificantes y en función de lo que contestaste en la pregunta 11 sobre la dirección de cada gen, verifica en los extremos de </text:span><text:span text:style-name="T10">todos los ORFs que van hacia la derecha</text:span><text:span text:style-name="T3"> el </text:span><text:span text:style-name="T11">codón de inicio</text:span><text:span text:style-name="T3"> (</text:span><text:span text:style-name="T12">atg</text:span><text:span text:style-name="T3">, o en algunos casos muy raros puede ser </text:span><text:span text:style-name="T12">gtg</text:span><text:span text:style-name="T3">) y el codón de parada (</text:span><text:span text:style-name="T12">taa, tag </text:span><text:span text:style-name="T2">o</text:span><text:span text:style-name="T12"> tga</text:span><text:span text:style-name="T3">) marcándolos en negrilla. </text:span><text:span text:style-name="T8">(cat, cac) (tta, cta, tca)</text:span></text:p>
        </text:list-item>
        <text:list-item>
          <text:p text:style-name="P4"><text:span text:style-name="T3">Detente ahora sobre cada una de las secuencias codificantes con dirección opuesta (las que van hacia la izquierda, por lo que estarían codificadas por la cadena complementaria) y resalta igualmente la primera y última tripleta de cada ORF en negrilla:</text:span></text:p>
        </text:list-item>
      </text:list>
      <text:p text:style-name="P15"><text:span text:style-name="T3">Te darás cuenta que estas tripletas no coinciden con la secuencia </text:span><text:span text:style-name="T11">atg</text:span><text:span text:style-name="T3"> ni con ningún codon de parada…pero es lógico! Porque estás visualizando la cadena que no es codificante para los genes con esta orientación! La cadena que acabas de resaltar, para el caso de estos genes con orientación opuesta, sería </text:span><text:span text:style-name="T4">la molde</text:span><text:span text:style-name="T3">…entonces, la cadena codificante corresponde a una secuencia complementaria a la que estás viendo, y además la lectura de la misma se haría de derecha a izquierda al ser antiparalela.</text:span></text:p>
      <text:p text:style-name="P15"><text:span text:style-name="T3">Revisa esto con más detenimiento, al situarte sobre una de las secuencias codificantes u ORF resaltadas en el punto <text:s/>anterior: la tripleta del extremo izquierdo corresponde al codón de parada y la del extremo derecho al codón de inicio, <text:s/>puesto que el gen se lee en sentido contrario. Mentalmente realiza la complementaria de cada una de esas tripletas, y leelas de derecha a izquierda: si lo hiciste bien, deberían ahora sí coincidir con codones stop y de inicio ; ) </text:span></text:p>
      <text:p text:style-name="P15"><text:span text:style-name="T3"><text:s/>Si tienen claro esto pasen a los siguientes puntos, de lo contrario, no dudes en discutirlo nuevamente con tu compañero o con el resto del grupo de laboratorio.</text:span></text:p>
      <text:p text:style-name="P33"/>
      <text:list xml:id="list151417837197316" text:continue-numbering="true" text:style-name="WWNum6">
        <text:list-item>
          <text:p text:style-name="P2"><text:span text:style-name="T3">Empleando la herramienta “</text:span><text:span text:style-name="T11">Highlight sequence features</text:span><text:span text:style-name="T3">”, pero esta vez seleccionando la categoría “regulatory” identifica y resalta cada una de las secuencias Shine Dalgarno (</text:span><text:span text:style-name="T2">Ribosome Binding Site o RBS</text:span><text:span text:style-name="T3">).</text:span></text:p>
        </text:list-item>
      </text:list>
      <text:p text:style-name="P15"><text:span text:style-name="T3">12. Detente al terminar de resaltar todas las RBS: ¿cuántas se logran identificar en total? ¿Cuántas debería haber?</text:span></text:p>
      <text:p text:style-name="P15"><text:span text:style-name="T3">Fíjate ahora en la posicion de cada RBS con respecto a los ORFs. Lo que vimos en clase es que cada ORF bacteriano debe tener su respectiva RBS unos 10 nt (aprox.) corriente arriba (antes del codón de inicio). Entonces, con base en esto, ajusta el color de cada RBS identificada, empleando el mismo color que el ORF al que debe asociarse (ojo con los genes con dirección opuesta, ahí todo se invierte…)</text:span></text:p>
      <text:list xml:id="list151416852127273" text:continue-list="list973372274" text:style-name="WWNum1">
        <text:list-item>
          <text:list>
            <text:list-item>
              <text:list>
                <text:list-item>
                  <text:p text:style-name="P6"><text:span text:style-name="T3">Empleando la misma herramienta anterior, identifica y resalta las </text:span><text:span text:style-name="T4">cajas -10</text:span><text:span text:style-name="T3"> y </text:span><text:span text:style-name="T4">-35</text:span><text:span text:style-name="T3"> (ej. se leeran como “minus 10 signal”) de los </text:span><text:span text:style-name="T4">promotores</text:span><text:span text:style-name="T3">. Ten muy presente cuántas hay y en qué cadena están ubicadas…, y con base en esto usa el mismo color para las dos cajas de un mismo promotor. </text:span></text:p>
                </text:list-item>
              </text:list>
            </text:list-item>
          </text:list>
        </text:list-item>
      </text:list>
      <text:p text:style-name="P8"/>
      <text:p text:style-name="P7"><text:soft-page-break/><text:span text:style-name="T3">Te darás cuenta que falta una caja -35 que los autores no reportan, esto puede pasar.</text:span></text:p>
      <text:p text:style-name="P9"/>
      <text:list xml:id="list151417425266903" text:continue-numbering="true" text:style-name="WWNum1">
        <text:list-item>
          <text:list>
            <text:list-item>
              <text:list>
                <text:list-item>
                  <text:p text:style-name="P6"><text:span text:style-name="T3">Identifica y resalta también la </text:span><text:span text:style-name="T4">secuencia terminadora de la transcripción</text:span><text:span text:style-name="T3"> reportada. ¿Faltaría alguna según la organización de los genes?</text:span></text:p>
                </text:list-item>
              </text:list>
            </text:list-item>
          </text:list>
        </text:list-item>
      </text:list>
      <text:p text:style-name="P8"/>
      <text:list xml:id="list151417714969256" text:continue-numbering="true" text:style-name="WWNum1">
        <text:list-item>
          <text:list>
            <text:list-item>
              <text:list>
                <text:list-item>
                  <text:p text:style-name="P6"><text:span text:style-name="T3">Emplea ahora la categoría de “Misc-feature” y señala resaltándolos, los respectivos </text:span><text:span text:style-name="T4">+1</text:span><text:span text:style-name="T3"> o </text:span><text:span text:style-name="T4">puntos de inicio de la transcripción</text:span><text:span text:style-name="T3">: asociálos igualmente con el mismo color que las cajas -10 resaltadas anteriormente.</text:span></text:p>
                </text:list-item>
              </text:list>
            </text:list-item>
          </text:list>
        </text:list-item>
      </text:list>
      <text:p text:style-name="P15"><text:span text:style-name="T3">Detente un momento y observa en tu archivo word los +1 y cajas -10 y -35 resaltadas en esa zona. Observa qué genes están a la izquierda de esa region y que dirección tienen. Fíjate en los genes que están a la derecha de esa región promotora y en la dirección que tienen? Intenta entender cuál es el promotor (+1, caja -10 y -35) del gen que va en dirección de la derecha y del gen que va en dirección opuesta. Para esto recuerda la estructura básica de un gen y de una unidad transcripcional vista en clase y la ubicación de las cajas del promotor y +1, con respecto al ORF. </text:span></text:p>
      <text:p text:style-name="P15"><text:span text:style-name="T3">13. Fíjate ahora donde quedó ubicado el terminador de transcripción reportado: ¿Qué ORFs concretas se encuentran entre la región promotora y el terminador resaltado? __________ </text:span></text:p>
      <text:p text:style-name="P15"><text:span text:style-name="T3">Intente mirar la organización del resto de genes que se transcriben en dirección opuesta y verifique el promotor que permite su transcripción, donde debería estar el terminador (pregunta 12 b).</text:span></text:p>
      <text:p text:style-name="P15"><text:span text:style-name="T3">14. Ambas organizaciones contienen varios genes codificantes, ¡esto significa que cada gen codificante hace parte de una unidad transcripcional diferente? ______¿A qué organización génica propia de este tipo de organismos corresponden?_________________________________</text:span></text:p>
      <text:p text:style-name="P15"><text:span text:style-name="T3">15. Teniendo en cuenta las coordenadas del +1 y del terminador de transcripción, cuál sería el tamaño del mRNA que porta el gen ORFX?_______ Y el tamaño aproximado del mRNA que porta el gen merR? _______</text:span></text:p>
      <text:p text:style-name="P15"><text:span text:style-name="T3">16. Ubica la secuencia codificante de la proteína ORFX y escribe los 4 primeros codones del ADN:_______________ Con ayuda de un código genético, realiza la traducción de los 4 primeros aminoácidos respectivos:______________</text:span></text:p>
      <text:p text:style-name="P15"><text:span text:style-name="T3"><text:s/>17. Ubica la secuencia codificante de la proteína MerR y escribe correctamente los 4 primeros codones de su respectiva cadena codificante (ten en cuenta orientación!):</text:span></text:p>
      <text:p text:style-name="P15"><text:span text:style-name="T3">5’ _______________3’. Realiza la traducción de estos 4 primeros aminoácidos.</text:span></text:p>
      <text:p text:style-name="P15"><text:span text:style-name="T3">18. Observa todo lo que resaltaste en el archivo word y no olvides intentar proponer una posible ubicación de algunos elementos faltantes que los autores no reportaron en este registro.</text:span></text:p>
      <text:p text:style-name="P15"><text:span text:style-name="T5">Conjuntamente con tu compañero,</text:span><text:span text:style-name="T1"> </text:span><text:span text:style-name="T3">realicen sobre la línea horizontal que encontrarán más abajo y que representa toda la secuencia de ADN trabajada, un diagrama que resumiría la organización de todos los elementos importantes para asegurar la transcripción y traducción de los genes. </text:span></text:p>
      <text:p text:style-name="P15"><text:span text:style-name="T3">Deben emplear los siguientes códigos para representarlos todos (hay más de uno contenido en la secuencia):</text:span></text:p>
      <text:p text:style-name="P23"><text:soft-page-break/><text:span text:style-name="T13">(Si les queda más cómodo, realicen el diagrama a mano en una hoja usando colores, pero respetando los mismos códigos de representación: </text:span></text:p>
      <text:p text:style-name="P36"/>
      <text:p text:style-name="P36"><text:bookmark text:name="_GoBack"/></text:p>
      <text:p text:style-name="P36"/>
      <text:p text:style-name="P36"/>
      <text:p text:style-name="P36"/>
      <text:p text:style-name="P36"/>
      <text:p text:style-name="P36"/>
      <text:p text:style-name="P34"><draw:custom-shape text:anchor-type="char" draw:z-index="7" draw:name="CuadroTexto 11" draw:style-name="gr1" draw:text-style-name="P39" svg:width="5.0697in" svg:height="0.9461in" svg:x="1.322in" svg:y="0.0846in"><text:p text:style-name="Frame_20_contents"><text:span text:style-name="T14">Secuencias codificantes para todas las proteínas identificadas: </text:span><text:span text:style-name="T15">colocar el nombre de la proteína en el centro de la flecha</text:span><text:span text:style-name="T14"> <text:s/>y presenta la </text:span><text:span text:style-name="T15">orientación correcta</text:span><text:span text:style-name="T14"> de su lectura (base <text:s/>flecha= codón inicio, punta = codón parada)</text:span></text:p><text:p text:style-name="Frame_20_contents"><text:span text:style-name="T14">Gira la fecha según cada caso, pero coloca todas las “flechas” que apliquen con sus nombres sobre la misma línea que representa la totalidad de la secuencia de trabajo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 draw:name="Flecha derecha 10" draw:style-name="gr8" draw:text-style-name="P43" svg:width="0.9677in" svg:height="0.5433in" svg:x="0.111in" svg:y="0.1827in"><text:p/><draw:enhanced-geometry draw:mirror-horizontal="false" draw:mirror-vertical="false" draw:text-areas="0 ?f8 ?f12 ?f9" svg:viewBox="0 0 0 0"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text:p>
      <text:p text:style-name="P31"/>
      <text:p text:style-name="Standard"><draw:custom-shape text:anchor-type="char" draw:z-index="12" draw:name="CuadroTexto 23" draw:style-name="gr2" draw:text-style-name="P39" svg:width="0.328in" svg:height="0.4043in" svg:x="0.85in" svg:y="1.6634in"><text:p text:style-name="Frame_20_contents"><text:span text:style-name="T1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 draw:name="CuadroTexto 22" draw:style-name="gr2" draw:text-style-name="P39" svg:width="0.3248in" svg:height="0.4043in" svg:x="0.8508in" svg:y="1.0917in"><text:p text:style-name="Frame_20_contents"><text:span text:style-name="T16">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8" draw:name="Grupo 2" draw:style-name="gr3"><draw:custom-shape draw:name="CuadroTexto 12" draw:style-name="gr4" draw:text-style-name="P41" svg:width="0.3823in" svg:height="0.4043in" svg:x="0.5717in" svg:y="0.548in"><text:p text:style-name="P40"><text:span text:style-name="T23">P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Grupo 19" draw:style-name="gr5"><draw:line draw:name="Conector recto 6" draw:style-name="gr6" draw:text-style-name="P42" svg:x1="0.876in" svg:y1="0.7157in" svg:x2="0.8764in" svg:y2="0.8969in"><text:p/></draw:line><draw:custom-shape draw:name="Conector recto de flecha 7" draw:style-name="gr7" draw:text-style-name="P42" svg:width="0.2386in" svg:height="0.0012in" svg:x="0.8654in" svg:y="0.7264in"><text:p/><draw:enhanced-geometry draw:mirror-horizontal="false" draw:mirror-vertical="false" svg:viewBox="0 0 21600 21600" draw:type="mso-spt32" draw:enhanced-path="M 0 0 L 21600 21600 N"/></draw:custom-shape></draw:g></draw:g><draw:line text:anchor-type="char" draw:z-index="5" draw:name="Conector recto 4" draw:style-name="gr9" draw:text-style-name="P39" svg:x1="0.2268in" svg:y1="2.8783in" svg:x2="6.548in" svg:y2="2.8787in"><text:p/></draw:line><draw:custom-shape text:anchor-type="char" draw:z-index="13" draw:name="CuadroTexto 24" draw:style-name="gr1" draw:text-style-name="P39" svg:width="4.1335in" svg:height="0.4378in" svg:x="1.3764in" svg:y="1.628in"><text:p text:style-name="Frame_20_contents"><text:span text:style-name="T14">RBS o secuencias de Shine Dalgarno: ubicarlas todas correctamente con respecto a cada secuencia codificante según como las resaltast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 draw:name="CuadroTexto 21" draw:style-name="gr1" draw:text-style-name="P39" svg:width="5.3531in" svg:height="0.2685in" svg:x="1.4083in" svg:y="1.1756in"><text:p text:style-name="Frame_20_contents"><text:span text:style-name="T14">Terminador(es) de transcripción: bien ubicados con respecto a los elementos anteriores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 draw:name="CuadroTexto 20" draw:style-name="gr1" draw:text-style-name="P39" svg:width="4.2894in" svg:height="0.4378in" svg:x="1.4083in" svg:y="0.5453in"><text:p text:style-name="Frame_20_contents"><text:span text:style-name="T14">Promotor(es) <text:s/>y +1 colocando la dirección <text:s/>correcta de transcripción (gira la fecha si lo necesitas y según el cas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ce style:name="Courier New1" svg:font-family="'Courier New'" style:font-family-generic="system" style:font-pitch="variable"/>
    <style:font-face style:name="F" svg:font-family=""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ucida Grande" svg:font-family="'Lucida Grande'" style:font-family-generic="roman" style:font-pitch="variable"/>
    <style:font-face style:name="Lucida Grande1" svg:font-family="'Lucida Grande'"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s" fo:country="CO"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2pt" fo:language="es" fo:country="CO"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0689in" style:type="center"/>
          <style:tab-stop style:position="6.1374in" style:type="right"/>
        </style:tab-stops>
      </style:paragraph-properties>
    </style:style>
    <style:style style:name="Footer" style:family="paragraph" style:parent-style-name="Standard" style:default-outline-level="" style:class="extra">
      <style:paragraph-properties>
        <style:tab-stops>
          <style:tab-stop style:position="3.0689in" style:type="center"/>
          <style:tab-stop style:position="6.1374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page_20_number" style:display-name="page number" style:family="text" style:parent-style-name="Default_20_Paragraph_20_Font"/>
    <style:style style:name="Texto_20_de_20_globo_20_Car" style:display-name="Texto de globo C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3" loext:num-list-format="%3%."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bullet text:level="4" text:style-name="ListLabel_20_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text:start-value="16">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ListLabel_20_1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text-properties fo:font-weight="bold" style:font-name-asian="Times New Roman" style:rfc-language-tag-asian="es-ES-u-co-trad" style:language-asian="es" style:country-asian="ES" style:font-weight-asian="bold" style:font-name-complex="Calibri1" style:font-weight-complex="bold"/>
    </style:style>
    <style:style style:name="MP2" style:family="paragraph" style:parent-style-name="Footer">
      <style:paragraph-properties fo:margin-left="0in" fo:margin-right="0.25in" fo:text-indent="0in" style:auto-text-indent="false"/>
    </style:style>
    <style:style style:name="MT1" style:family="text">
      <style:text-properties style:font-name-asian="Times New Roman" style:rfc-language-tag-asian="es-ES-u-co-trad" style:language-asian="es" style:country-asian="ES" style:font-name-complex="Calibri1"/>
    </style:style>
    <style:style style:name="MT2" style:family="text">
      <style:text-properties fo:font-weight="bold" style:font-name-asian="Times New Roman" style:rfc-language-tag-asian="es-ES-u-co-trad" style:language-asian="es" style:country-asian="ES" style:font-weight-asian="bold" style:font-name-complex="Calibri1" style:font-weight-complex="bold"/>
    </style:style>
    <style:style style:name="MT3" style:family="text"/>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0535in" fo:margin-bottom="0.4917in" fo:margin-left="0.8854in" fo:margin-right="0.920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244in" fo:margin-left="0in" fo:margin-right="0in" fo:margin-bottom="0.6846in" style:dynamic-spacing="true"/>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n 1" text:anchor-type="as-char" svg:width="0.5937in" svg:height="0.7626in" draw:z-index="4"><draw:image xlink:href="Pictures/10000000000000C6000000FEEB34150F28408D10.png" xlink:type="simple" xlink:show="embed" xlink:actuate="onLoad" draw:mime-type="image/png"/><svg:desc>Resultado de imagen para logo universidad javeriana | Universidad ...</svg:desc></draw:frame><text:span text:style-name="MT1"><text:s/><text:tab/><text:tab/></text:span><text:span text:style-name="MT2">BIOLOGÍA MOLECULAR – ID1261</text:span></text:p>
        <text:p text:style-name="MP1"/>
      </style:header>
      <style:footer>
        <text:p text:style-name="Footer"><text:span text:style-name="page_20_number"><text:page-number text:select-page="current">5</text:page-number></text:span></text:p>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Wilson Teran Perez</meta:initial-creator>
    <meta:editing-cycles>5</meta:editing-cycles>
    <meta:creation-date>2021-09-27T04:36:00</meta:creation-date>
    <dc:date>2022-04-01T15:14:15.852989456</dc:date>
    <meta:editing-duration>PT2H50M6S</meta:editing-duration>
    <meta:generator>LibreOffice/7.2.5.2$Linux_X86_64 LibreOffice_project/499f9727c189e6ef3471021d6132d4c694f357e5</meta:generator>
    <meta:document-statistic meta:table-count="0" meta:image-count="1" meta:object-count="0" meta:page-count="5" meta:paragraph-count="87" meta:word-count="1808" meta:character-count="11545" meta:non-whitespace-character-count="9607"/>
    <meta:user-defined meta:name="AppVersion">16.0000</meta:user-defined>
    <meta:template xlink:type="simple" xlink:actuate="onRequest" xlink:title="Normal" xlink:href=""/>
  </office:meta>
</office:document-meta>
</file>